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5-07-02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5-05-08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5-02-2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4-10-2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4-06-2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4-04-1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4-02-14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3-11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3-06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3-05-1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3-04-1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3-01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2-10-1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2-06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2-04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2-02-01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1-10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1-06-29 0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1-04-0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1-02-1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5208" calcext:value-type="float">
            <text:p>1.3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54967741936" calcext:value-type="float">
            <text:p>1.3745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6368" calcext:value-type="float">
            <text:p>1.5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67925" calcext:value-type="float">
            <text:p>1.6246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8608" calcext:value-type="float">
            <text:p>1.52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607690322581" calcext:value-type="float">
            <text:p>1.1560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89161290323" calcext:value-type="float">
            <text:p>1.2958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653858064516" calcext:value-type="float">
            <text:p>1.8265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32438709677" calcext:value-type="float">
            <text:p>1.5753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948165517241" calcext:value-type="float">
            <text:p>1.44948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76825806452" calcext:value-type="float">
            <text:p>1.4027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032342857143" calcext:value-type="float">
            <text:p>1.39032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46176" calcext:value-type="float">
            <text:p>1.33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8028" calcext:value-type="float">
            <text:p>1.7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716110063202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14" meta:object-count="0"/>
    <meta:user-defined meta:name="AppVersion">3.0</meta:user-defined>
  </office:meta>
</office:document-meta>
</file>